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 style:list-style-name="L1">
      <style:text-properties officeooo:rsid="000470ac" officeooo:paragraph-rsid="000470ac"/>
    </style:style>
    <style:style style:name="P2" style:family="paragraph" style:parent-style-name="Text_20_body">
      <style:text-properties officeooo:rsid="000470ac" officeooo:paragraph-rsid="000470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5483453" text:style-name="L1">
        <text:list-item>
          <text:h text:style-name="P1" text:outline-level="1">Links</text:h>
        </text:list-item>
      </text:list>
      <text:p text:style-name="P2">Home:</text:p>
      <text:p text:style-name="P2"><text:a xlink:type="simple" xlink:href="https://app.pluralsight.com/library/" text:style-name="Internet_20_link" text:visited-style-name="Visited_20_Internet_20_Link">https://app.pluralsight.com/library/</text:a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/>
      <style:text-properties fo:color="#00a933" loext:opacity="100%"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5-03-27T20:04:13.287000000</dc:date>
    <meta:editing-duration>PT1M53S</meta:editing-duration>
    <meta:editing-cycles>3</meta:editing-cycles>
    <meta:document-statistic meta:table-count="0" meta:image-count="0" meta:object-count="0" meta:page-count="1" meta:paragraph-count="3" meta:word-count="4" meta:character-count="47" meta:non-whitespace-character-count="47"/>
  </office:meta>
</office:document-meta>
</file>